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Total Packets Sent</text:p>
          </table:table-cell>
          <table:table-cell office:value-type="string" calcext:value-type="string">
            <text:p>Total Packets Dropped</text:p>
          </table:table-cell>
          <table:table-cell office:value-type="string" calcext:value-type="string">
            <text:p>CPU </text:p>
          </table:table-cell>
          <table:table-cell office:value-type="string" calcext:value-type="string">
            <text:p>Messages Read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Packets dropped (application)</text:p>
          </table:table-cell>
          <table:table-cell office:value-type="string" calcext:value-type="string">
            <text:p>Clients banned</text:p>
          </table:table-cell>
          <table:table-cell office:value-type="string" calcext:value-type="string">
            <text:p>Messages dropped</text:p>
          </table:table-cell>
          <table:table-cell office:value-type="string" calcext:value-type="string">
            <text:p>Messages read (logstash)</text:p>
          </table:table-cell>
          <table:table-cell office:value-type="string" calcext:value-type="string">
            <text:p>messages stolen</text:p>
          </table:table-cell>
        </table:table-row>
        <table:table-row table:style-name="ro1">
          <table:table-cell office:value-type="string" calcext:value-type="string">
            <text:p>disk ipv4 100k iv 65534 c</text:p>
          </table:table-cell>
          <table:table-cell office:value-type="float" office:value="5071803" calcext:value-type="float">
            <text:p>5071803</text:p>
          </table:table-cell>
          <table:table-cell office:value-type="float" office:value="27928198" calcext:value-type="float">
            <text:p>27928198</text:p>
          </table:table-cell>
          <table:table-cell table:style-name="ce1" office:value-type="string" calcext:value-type="string">
            <text:p>10,51</text:p>
          </table:table-cell>
          <table:table-cell table:number-columns-repeated="2" office:value-type="float" office:value="2071803" calcext:value-type="float">
            <text:p>2071803</text:p>
          </table:table-cell>
          <table:table-cell office:value-type="float" office:value="0" calcext:value-type="float">
            <text:p>0</text:p>
          </table:table-cell>
          <table:table-cell office:value-type="float" office:value="652716" calcext:value-type="float">
            <text:p>652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1m iv 65534 c</text:p>
          </table:table-cell>
          <table:table-cell office:value-type="float" office:value="8570797" calcext:value-type="float">
            <text:p>8570797</text:p>
          </table:table-cell>
          <table:table-cell office:value-type="float" office:value="294429102" calcext:value-type="float">
            <text:p>294429102</text:p>
          </table:table-cell>
          <table:table-cell office:value-type="string" calcext:value-type="string">
            <text:p>14,99</text:p>
          </table:table-cell>
          <table:table-cell table:number-columns-repeated="2" office:value-type="float" office:value="4702157" calcext:value-type="float">
            <text:p>4702157</text:p>
          </table:table-cell>
          <table:table-cell office:value-type="float" office:value="882962" calcext:value-type="float">
            <text:p>882962</text:p>
          </table:table-cell>
          <table:table-cell office:value-type="float" office:value="655340" calcext:value-type="float">
            <text:p>655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10m iv 65534 c</text:p>
          </table:table-cell>
          <table:table-cell office:value-type="float" office:value="102743853" calcext:value-type="float">
            <text:p>102743853</text:p>
          </table:table-cell>
          <table:table-cell office:value-type="float" office:value="2884141560" calcext:value-type="float">
            <text:p>2884141560</text:p>
          </table:table-cell>
          <table:table-cell office:value-type="string" calcext:value-type="string">
            <text:p>1,23,72</text:p>
          </table:table-cell>
          <table:table-cell table:number-columns-repeated="2" office:value-type="float" office:value="34385318" calcext:value-type="float">
            <text:p>34385318</text:p>
          </table:table-cell>
          <table:table-cell office:value-type="float" office:value="65602075" calcext:value-type="float">
            <text:p>65602075</text:p>
          </table:table-cell>
          <table:table-cell office:value-type="float" office:value="653699" calcext:value-type="float">
            <text:p>653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6 100k iv 65534 c</text:p>
          </table:table-cell>
          <table:table-cell office:value-type="float" office:value="5037901" calcext:value-type="float">
            <text:p>5037901</text:p>
          </table:table-cell>
          <table:table-cell office:value-type="float" office:value="27962100" calcext:value-type="float">
            <text:p>27962100</text:p>
          </table:table-cell>
          <table:table-cell office:value-type="string" calcext:value-type="string">
            <text:p>11,75</text:p>
          </table:table-cell>
          <table:table-cell table:number-columns-repeated="2" office:value-type="float" office:value="2037901" calcext:value-type="float">
            <text:p>2037901</text:p>
          </table:table-cell>
          <table:table-cell office:value-type="float" office:value="0" calcext:value-type="float">
            <text:p>0</text:p>
          </table:table-cell>
          <table:table-cell office:value-type="float" office:value="648194" calcext:value-type="float">
            <text:p>648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6 1m iv 65534 c</text:p>
          </table:table-cell>
          <table:table-cell office:value-type="float" office:value="9506357" calcext:value-type="float">
            <text:p>9506357</text:p>
          </table:table-cell>
          <table:table-cell office:value-type="float" office:value="293493542" calcext:value-type="float">
            <text:p>293493542</text:p>
          </table:table-cell>
          <table:table-cell office:value-type="string" calcext:value-type="string">
            <text:p>21,08</text:p>
          </table:table-cell>
          <table:table-cell table:number-columns-repeated="2" office:value-type="float" office:value="5575347" calcext:value-type="float">
            <text:p>5575347</text:p>
          </table:table-cell>
          <table:table-cell office:value-type="float" office:value="948926" calcext:value-type="float">
            <text:p>948926</text:p>
          </table:table-cell>
          <table:table-cell office:value-type="float" office:value="655340" calcext:value-type="float">
            <text:p>655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6 10m iv 65534 c</text:p>
          </table:table-cell>
          <table:table-cell office:value-type="float" office:value="927156119" calcext:value-type="float">
            <text:p>927156119</text:p>
          </table:table-cell>
          <table:table-cell office:value-type="float" office:value="2065275054" calcext:value-type="float">
            <text:p>2065275054</text:p>
          </table:table-cell>
          <table:table-cell office:value-type="string" calcext:value-type="string">
            <text:p>5,46,73</text:p>
          </table:table-cell>
          <table:table-cell office:value-type="float" office:value="205035723" calcext:value-type="float">
            <text:p>205035723</text:p>
          </table:table-cell>
          <table:table-cell office:value-type="float" office:value="227895383" calcext:value-type="float">
            <text:p>227895383</text:p>
          </table:table-cell>
          <table:table-cell office:value-type="float" office:value="697339109" calcext:value-type="float">
            <text:p>697339109</text:p>
          </table:table-cell>
          <table:table-cell office:value-type="float" office:value="604732" calcext:value-type="float">
            <text:p>6047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&amp; ipv6 100k iv 131068 c</text:p>
          </table:table-cell>
          <table:table-cell office:value-type="float" office:value="6549041" calcext:value-type="float">
            <text:p>6549041</text:p>
          </table:table-cell>
          <table:table-cell office:value-type="float" office:value="26450961" calcext:value-type="float">
            <text:p>26450961</text:p>
          </table:table-cell>
          <table:table-cell office:value-type="string" calcext:value-type="string">
            <text:p>18,47</text:p>
          </table:table-cell>
          <table:table-cell table:number-columns-repeated="2" office:value-type="float" office:value="3549041" calcext:value-type="float">
            <text:p>3549041</text:p>
          </table:table-cell>
          <table:table-cell office:value-type="float" office:value="0" calcext:value-type="float">
            <text:p>0</text:p>
          </table:table-cell>
          <table:table-cell office:value-type="float" office:value="1179612" calcext:value-type="float">
            <text:p>1179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&amp; ipv6 1m iv 131068 c</text:p>
          </table:table-cell>
          <table:table-cell office:value-type="float" office:value="12531213" calcext:value-type="float">
            <text:p>12531213</text:p>
          </table:table-cell>
          <table:table-cell office:value-type="float" office:value="290468687" calcext:value-type="float">
            <text:p>290468687</text:p>
          </table:table-cell>
          <table:table-cell office:value-type="string" calcext:value-type="string">
            <text:p>32,94</text:p>
          </table:table-cell>
          <table:table-cell table:number-columns-repeated="2" office:value-type="float" office:value="8499662" calcext:value-type="float">
            <text:p>8499662</text:p>
          </table:table-cell>
          <table:table-cell office:value-type="float" office:value="1049666" calcext:value-type="float">
            <text:p>1049666</text:p>
          </table:table-cell>
          <table:table-cell office:value-type="float" office:value="1310680" calcext:value-type="float">
            <text:p>1310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k ipv4 &amp; ipv6 10m iv 131068 c</text:p>
          </table:table-cell>
          <table:table-cell office:value-type="float" office:value="978798760" calcext:value-type="float">
            <text:p>978798760</text:p>
          </table:table-cell>
          <table:table-cell office:value-type="float" office:value="2014770300" calcext:value-type="float">
            <text:p>2014770300</text:p>
          </table:table-cell>
          <table:table-cell office:value-type="string" calcext:value-type="string">
            <text:p>6,22,19</text:p>
          </table:table-cell>
          <table:table-cell office:value-type="float" office:value="213633409" calcext:value-type="float">
            <text:p>213633409</text:p>
          </table:table-cell>
          <table:table-cell office:value-type="float" office:value="331220177" calcext:value-type="float">
            <text:p>331220177</text:p>
          </table:table-cell>
          <table:table-cell office:value-type="float" office:value="645877292" calcext:value-type="float">
            <text:p>645877292</text:p>
          </table:table-cell>
          <table:table-cell office:value-type="float" office:value="1271062" calcext:value-type="float">
            <text:p>1271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m ipv4 100k iv 65534 c</text:p>
          </table:table-cell>
          <table:table-cell office:value-type="float" office:value="5053914" calcext:value-type="float">
            <text:p>5053914</text:p>
          </table:table-cell>
          <table:table-cell office:value-type="float" office:value="27946088" calcext:value-type="float">
            <text:p>27946088</text:p>
          </table:table-cell>
          <table:table-cell office:value-type="string" calcext:value-type="string">
            <text:p>13,68</text:p>
          </table:table-cell>
          <table:table-cell table:number-columns-repeated="2" office:value-type="float" office:value="2053874" calcext:value-type="float">
            <text:p>2053874</text:p>
          </table:table-cell>
          <table:table-cell office:value-type="float" office:value="0" calcext:value-type="float">
            <text:p>0</text:p>
          </table:table-cell>
          <table:table-cell office:value-type="float" office:value="650550" calcext:value-type="float">
            <text:p>6505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 ipv4 1m iv 65534 c</text:p>
          </table:table-cell>
          <table:table-cell office:value-type="float" office:value="8662433" calcext:value-type="float">
            <text:p>8662433</text:p>
          </table:table-cell>
          <table:table-cell office:value-type="float" office:value="294337467" calcext:value-type="float">
            <text:p>294337467</text:p>
          </table:table-cell>
          <table:table-cell office:value-type="string" calcext:value-type="string">
            <text:p>15,52</text:p>
          </table:table-cell>
          <table:table-cell table:number-columns-repeated="2" office:value-type="float" office:value="4610212" calcext:value-type="float">
            <text:p>4610212</text:p>
          </table:table-cell>
          <table:table-cell office:value-type="float" office:value="1068904" calcext:value-type="float">
            <text:p>1068904</text:p>
          </table:table-cell>
          <table:table-cell office:value-type="float" office:value="655340" calcext:value-type="float">
            <text:p>655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 ipv4 10m iv 65534 c</text:p>
          </table:table-cell>
          <table:table-cell office:value-type="float" office:value="42968611" calcext:value-type="float">
            <text:p>42968611</text:p>
          </table:table-cell>
          <table:table-cell office:value-type="float" office:value="2948508168" calcext:value-type="float">
            <text:p>2948508168</text:p>
          </table:table-cell>
          <table:table-cell office:value-type="string" calcext:value-type="string">
            <text:p>25,59</text:p>
          </table:table-cell>
          <table:table-cell table:number-columns-repeated="2" office:value-type="float" office:value="7958811" calcext:value-type="float">
            <text:p>7958811</text:p>
          </table:table-cell>
          <table:table-cell office:value-type="float" office:value="32092489" calcext:value-type="float">
            <text:p>32092489</text:p>
          </table:table-cell>
          <table:table-cell office:value-type="float" office:value="655340" calcext:value-type="float">
            <text:p>655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 ipv6 100k iv 65534 c</text:p>
          </table:table-cell>
          <table:table-cell office:value-type="float" office:value="5045003" calcext:value-type="float">
            <text:p>5045003</text:p>
          </table:table-cell>
          <table:table-cell office:value-type="float" office:value="27954999" calcext:value-type="float">
            <text:p>27954999</text:p>
          </table:table-cell>
          <table:table-cell office:value-type="string" calcext:value-type="string">
            <text:p>15,55</text:p>
          </table:table-cell>
          <table:table-cell table:number-columns-repeated="2" office:value-type="float" office:value="2045002" calcext:value-type="float">
            <text:p>2045002</text:p>
          </table:table-cell>
          <table:table-cell office:value-type="float" office:value="0" calcext:value-type="float">
            <text:p>0</text:p>
          </table:table-cell>
          <table:table-cell office:value-type="float" office:value="651034" calcext:value-type="float">
            <text:p>65103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 ipv6 1m iv 65534 c</text:p>
          </table:table-cell>
          <table:table-cell office:value-type="float" office:value="8231626" calcext:value-type="float">
            <text:p>8231626</text:p>
          </table:table-cell>
          <table:table-cell office:value-type="float" office:value="294768274" calcext:value-type="float">
            <text:p>294768274</text:p>
          </table:table-cell>
          <table:table-cell office:value-type="string" calcext:value-type="string">
            <text:p>17,46</text:p>
          </table:table-cell>
          <table:table-cell table:number-columns-repeated="2" office:value-type="float" office:value="4391475" calcext:value-type="float">
            <text:p>4391475</text:p>
          </table:table-cell>
          <table:table-cell office:value-type="float" office:value="854513" calcext:value-type="float">
            <text:p>854513</text:p>
          </table:table-cell>
          <table:table-cell office:value-type="float" office:value="655340" calcext:value-type="float">
            <text:p>655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 ipv6 10m iv 65534 c</text:p>
          </table:table-cell>
          <table:table-cell office:value-type="float" office:value="44881393" calcext:value-type="float">
            <text:p>44881393</text:p>
          </table:table-cell>
          <table:table-cell office:value-type="float" office:value="2947050186" calcext:value-type="float">
            <text:p>2947050186</text:p>
          </table:table-cell>
          <table:table-cell office:value-type="string" calcext:value-type="string">
            <text:p>32,36</text:p>
          </table:table-cell>
          <table:table-cell table:number-columns-repeated="2" office:value-type="float" office:value="8879926" calcext:value-type="float">
            <text:p>8879926</text:p>
          </table:table-cell>
          <table:table-cell office:value-type="float" office:value="33084725" calcext:value-type="float">
            <text:p>33084725</text:p>
          </table:table-cell>
          <table:table-cell office:value-type="float" office:value="655340" calcext:value-type="float">
            <text:p>6553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 ipv4 &amp; ipv6 100k iv 131068 c</text:p>
          </table:table-cell>
          <table:table-cell office:value-type="float" office:value="6550624" calcext:value-type="float">
            <text:p>6550624</text:p>
          </table:table-cell>
          <table:table-cell office:value-type="float" office:value="26449378" calcext:value-type="float">
            <text:p>26449378</text:p>
          </table:table-cell>
          <table:table-cell office:value-type="string" calcext:value-type="string">
            <text:p>26,35</text:p>
          </table:table-cell>
          <table:table-cell table:number-columns-repeated="2" office:value-type="float" office:value="3550622" calcext:value-type="float">
            <text:p>3550622</text:p>
          </table:table-cell>
          <table:table-cell office:value-type="float" office:value="0" calcext:value-type="float">
            <text:p>0</text:p>
          </table:table-cell>
          <table:table-cell office:value-type="float" office:value="1179612" calcext:value-type="float">
            <text:p>11796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 ipv4 &amp; ipv6 1m iv 131068 c</text:p>
          </table:table-cell>
          <table:table-cell office:value-type="float" office:value="9874403" calcext:value-type="float">
            <text:p>9874403</text:p>
          </table:table-cell>
          <table:table-cell office:value-type="float" office:value="293125601" calcext:value-type="float">
            <text:p>293125601</text:p>
          </table:table-cell>
          <table:table-cell office:value-type="string" calcext:value-type="string">
            <text:p>27,66</text:p>
          </table:table-cell>
          <table:table-cell table:number-columns-repeated="2" office:value-type="float" office:value="5952651" calcext:value-type="float">
            <text:p>5952651</text:p>
          </table:table-cell>
          <table:table-cell office:value-type="float" office:value="934109" calcext:value-type="float">
            <text:p>934109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 ipv4 &amp; ipv6 10m iv 131068 c</text:p>
          </table:table-cell>
          <table:table-cell office:value-type="float" office:value="53171295" calcext:value-type="float">
            <text:p>53171295</text:p>
          </table:table-cell>
          <table:table-cell office:value-type="float" office:value="2939267649" calcext:value-type="float">
            <text:p>2939267649</text:p>
          </table:table-cell>
          <table:table-cell office:value-type="string" calcext:value-type="string">
            <text:p>1,05,74</text:p>
          </table:table-cell>
          <table:table-cell table:number-columns-repeated="2" office:value-type="float" office:value="16184880" calcext:value-type="float">
            <text:p>16184880</text:p>
          </table:table-cell>
          <table:table-cell office:value-type="float" office:value="34109167" calcext:value-type="float">
            <text:p>34109167</text:p>
          </table:table-cell>
          <table:table-cell office:value-type="float" office:value="1311040" calcext:value-type="float">
            <text:p>131104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 2r ipv4 &amp; ipv6 10m iv 131068 c</text:p>
          </table:table-cell>
          <table:table-cell office:value-type="float" office:value="83305361" calcext:value-type="float">
            <text:p>83305361</text:p>
          </table:table-cell>
          <table:table-cell office:value-type="float" office:value="2906359315" calcext:value-type="float">
            <text:p>2906359315</text:p>
          </table:table-cell>
          <table:table-cell office:value-type="string" calcext:value-type="string">
            <text:p>1,17,19</text:p>
          </table:table-cell>
          <table:table-cell table:number-columns-repeated="2" office:value-type="float" office:value="17665011" calcext:value-type="float">
            <text:p>17665011</text:p>
          </table:table-cell>
          <table:table-cell office:value-type="float" office:value="45395447" calcext:value-type="float">
            <text:p>45395447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17421760" calcext:value-type="float">
            <text:p>17421760</text:p>
          </table:table-cell>
          <table:table-cell office:value-type="float" office:value="17665011" calcext:value-type="float">
            <text:p>17665011</text:p>
          </table:table-cell>
          <table:table-cell/>
        </table:table-row>
        <table:table-row table:style-name="ro1">
          <table:table-cell office:value-type="string" calcext:value-type="string">
            <text:p>shm 2r ov ipv4 &amp; ipv6 10m iv 131068 c</text:p>
          </table:table-cell>
          <table:table-cell office:value-type="float" office:value="74511724" calcext:value-type="float">
            <text:p>74511724</text:p>
          </table:table-cell>
          <table:table-cell office:value-type="float" office:value="2914393252" calcext:value-type="float">
            <text:p>2914393252</text:p>
          </table:table-cell>
          <table:table-cell office:value-type="string" calcext:value-type="string">
            <text:p>1,19,13</text:p>
          </table:table-cell>
          <table:table-cell office:value-type="float" office:value="17658821" calcext:value-type="float">
            <text:p>17658821</text:p>
          </table:table-cell>
          <table:table-cell office:value-type="float" office:value="27958821" calcext:value-type="float">
            <text:p>27958821</text:p>
          </table:table-cell>
          <table:table-cell office:value-type="float" office:value="43716827" calcext:value-type="float">
            <text:p>43716827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 office:value-type="float" office:value="11658821" calcext:value-type="float">
            <text:p>11658821</text:p>
          </table:table-cell>
          <table:table-cell/>
        </table:table-row>
        <table:table-row table:style-name="ro1">
          <table:table-cell office:value-type="string" calcext:value-type="string">
            <text:p>shm ws ipv4 &amp; ipv6 10m iv 131068 c</text:p>
          </table:table-cell>
          <table:table-cell office:value-type="float" office:value="46665320" calcext:value-type="float">
            <text:p>46665320</text:p>
          </table:table-cell>
          <table:table-cell office:value-type="float" office:value="2944560968" calcext:value-type="float">
            <text:p>2944560968</text:p>
          </table:table-cell>
          <table:table-cell office:value-type="string" calcext:value-type="string">
            <text:p>1,01,00</text:p>
          </table:table-cell>
          <table:table-cell table:number-columns-repeated="2" office:value-type="float" office:value="15282142" calcext:value-type="float">
            <text:p>15282142</text:p>
          </table:table-cell>
          <table:table-cell office:value-type="float" office:value="28505007" calcext:value-type="float">
            <text:p>28505007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83295" calcext:value-type="float">
            <text:p>1883295</text:p>
          </table:table-cell>
        </table:table-row>
        <table:table-row table:style-name="ro1">
          <table:table-cell office:value-type="string" calcext:value-type="string">
            <text:p>shm nr ipv4 &amp; ipv6 10m iv 131068 c</text:p>
          </table:table-cell>
          <table:table-cell office:value-type="float" office:value="47656144" calcext:value-type="float">
            <text:p>47656144</text:p>
          </table:table-cell>
          <table:table-cell office:value-type="float" office:value="2941904179" calcext:value-type="float">
            <text:p>2941904179</text:p>
          </table:table-cell>
          <table:table-cell office:value-type="string" calcext:value-type="string">
            <text:p>34,04</text:p>
          </table:table-cell>
          <table:table-cell table:number-columns-repeated="2" office:value-type="float" office:value="13293953" calcext:value-type="float">
            <text:p>13293953</text:p>
          </table:table-cell>
          <table:table-cell office:value-type="float" office:value="31471598" calcext:value-type="float">
            <text:p>31471598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 ipv4 &amp; ipv6 30m iv 131068 c</text:p>
          </table:table-cell>
          <table:table-cell office:value-type="float" office:value="77555952" calcext:value-type="float">
            <text:p>77555952</text:p>
          </table:table-cell>
          <table:table-cell office:value-type="float" office:value="8017720919" calcext:value-type="float">
            <text:p>8017720919</text:p>
          </table:table-cell>
          <table:table-cell office:value-type="string" calcext:value-type="string">
            <text:p>1,16,23</text:p>
          </table:table-cell>
          <table:table-cell table:number-columns-repeated="2" office:value-type="float" office:value="20995335" calcext:value-type="float">
            <text:p>20995335</text:p>
          </table:table-cell>
          <table:table-cell office:value-type="float" office:value="53964336" calcext:value-type="float">
            <text:p>53964336</text:p>
          </table:table-cell>
          <table:table-cell office:value-type="float" office:value="1310680" calcext:value-type="float">
            <text:p>13106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22:06:50.319542424</meta:creation-date>
    <dc:date>2023-04-04T01:57:49.165769727</dc:date>
    <meta:editing-duration>PT5M37S</meta:editing-duration>
    <meta:editing-cycles>1</meta:editing-cycles>
    <meta:document-statistic meta:table-count="1" meta:cell-count="211" meta:object-count="0"/>
    <meta:generator>LibreOffice/7.0.4.2$Linux_X86_64 LibreOffice_project/00$Build-2</meta:generator>
  </office:meta>
</office:document-meta>
</file>